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]/([.F2]+[.G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]/([.F3]+[.G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4]/([.F4]+[.G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formula="of:=[.F5]/([.F5]+[.G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9]/([.F9]+[.G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0]/([.F10]+[.G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1]/([.F11]+[.G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2]/([.F12]+[.G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3]/([.F13]+[.G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4]/([.F14]+[.G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2]/([.F22]+[.G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3]/([.F23]+[.G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4]/([.F24]+[.G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5]/([.F25]+[.G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26]/([.F26]+[.G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7]/([.F27]+[.G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8]/([.F28]+[.G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9]/([.F29]+[.G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0]/([.F30]+[.G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1]/([.F31]+[.G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40]/([.F40]+[.G4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41]/([.F41]+[.G4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42]/([.F42]+[.G4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43]/([.F43]+[.G4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 table:formula="of:=[.F44]/([.F44]+[.G4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</text:p>
          </table:table-cell>
          <table:table-cell table:formula="of:=[.F45]/([.F45]+[.G4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</text:p>
          </table:table-cell>
          <table:table-cell table:formula="of:=[.F46]/([.F46]+[.G4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7]/([.F47]+[.G4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8]/([.F48]+[.G4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9]/([.F49]+[.G4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0]/([.F50]+[.G50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5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1]/([.F51]+[.G51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6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2]/([.F52]+[.G52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17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3]/([.F53]+[.G53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ionUser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8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4]/([.F54]+[.G54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Model</text:p>
          </table:table-cell>
          <table:table-cell office:value-type="string" calcext:value-type="string">
            <text:p>creationProduit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19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5]/([.F55]+[.G55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Model</text:p>
          </table:table-cell>
          <table:table-cell office:value-type="string" calcext:value-type="string">
            <text:p>creationImageProduit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0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6]/([.F56]+[.G56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Model</text:p>
          </table:table-cell>
          <table:table-cell office:value-type="string" calcext:value-type="string">
            <text:p>creationDemandeEchangeMode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21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7]/([.F57]+[.G57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Model</text:p>
          </table:table-cell>
          <table:table-cell office:value-type="string" calcext:value-type="string">
            <text:p>creationEchang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2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8]/([.F58]+[.G58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Model</text:p>
          </table:table-cell>
          <table:table-cell office:value-type="string" calcext:value-type="string">
            <text:p>creationHistorique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3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59]/([.F59]+[.G59])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Model</text:p>
          </table:table-cell>
          <table:table-cell office:value-type="string" calcext:value-type="string">
            <text:p>creationAdminModel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24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60]/([.F60]+[.G60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4:11:46.113959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2T14:13:47.723682975</dc:date>
    <meta:editing-duration>PT9M42S</meta:editing-duration>
    <meta:editing-cycles>5</meta:editing-cycles>
    <meta:document-statistic meta:table-count="1" meta:cell-count="479" meta:object-count="0"/>
  </office:meta>
</office:document-meta>
</file>